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officeooo:rsid="000471c9" officeooo:paragraph-rsid="000471c9" style:font-size-asian="10.5pt" style:font-weight-asian="normal" style:font-size-complex="12pt" style:font-weight-complex="normal"/>
    </style:style>
    <style:style style:name="P2" style:family="paragraph" style:parent-style-name="Standard">
      <style:text-properties fo:font-size="12pt" style:text-underline-style="solid" style:text-underline-width="auto" style:text-underline-color="font-color" fo:font-weight="bold" officeooo:rsid="0004393d" officeooo:paragraph-rsid="0004393d" style:font-size-asian="10.5pt" style:font-weight-asian="bold" style:font-size-complex="12pt" style:font-weight-complex="bold"/>
    </style:style>
    <style:style style:name="P3" style:family="paragraph" style:parent-style-name="Standard">
      <style:text-properties fo:font-size="12pt" style:text-underline-style="solid" style:text-underline-width="auto" style:text-underline-color="font-color" fo:font-weight="bold" officeooo:rsid="000471c9" officeooo:paragraph-rsid="000471c9" style:font-size-asian="10.5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bold" officeooo:rsid="00074f0d" officeooo:paragraph-rsid="00074f0d" style:font-size-asian="10.5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bold" officeooo:rsid="000854dd" officeooo:paragraph-rsid="000854dd"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normal" officeooo:rsid="000854dd" officeooo:paragraph-rsid="000854d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854dd" officeooo:paragraph-rsid="000854dd"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74f0d" officeooo:paragraph-rsid="00074f0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471c9" officeooo:paragraph-rsid="000471c9"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854dd" officeooo:paragraph-rsid="000854dd" style:font-size-asian="10.5pt" style:font-weight-asian="normal" style:font-size-complex="12pt" style:font-weight-complex="normal"/>
    </style:style>
    <style:style style:name="P11" style:family="paragraph" style:parent-style-name="Standard">
      <style:text-properties fo:font-size="14pt" fo:font-weight="bold" officeooo:rsid="0002ed85" officeooo:paragraph-rsid="0002ed85" style:font-size-asian="14pt" style:font-weight-asian="bold" style:font-size-complex="14pt" style:font-weight-complex="bold"/>
    </style:style>
    <style:style style:name="T1" style:family="text">
      <style:text-properties officeooo:rsid="000471c9"/>
    </style:style>
    <style:style style:name="T2" style:family="text">
      <style:text-properties officeooo:rsid="000663f7"/>
    </style:style>
    <style:style style:name="T3" style:family="text">
      <style:text-properties officeooo:rsid="00074f0d"/>
    </style:style>
    <style:style style:name="T4"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ebrauchsanweisung <text:span text:style-name="T1">Mitarbeiter</text:span></text:p>
      <text:p text:style-name="P2"/>
      <text:p text:style-name="P5">Neue Datenbankstruktur:</text:p>
      <text:p text:style-name="P3"/>
      <text:p text:style-name="P3">Starten des Program<text:span text:style-name="T3">m</text:span>s:</text:p>
      <text:p text:style-name="P1"/>
      <text:p text:style-name="P1">Zum Starten des Programms führen Sie die Datei Auftragsmanagement.exe aus. Es wird empfohlen von der Datei eine Verknüpfung auf dem Desktop herzustellen, um Sie stets griffbereit zu haben. Nachdem man die Datei geöffnet hat, wird das Programm gestartet und eine Verbindung mit dem Programm auf dem Server aufgebaut. Sollte eine Fehlermeldung erscheinen, welche aussagt, dass die Verbindung nicht aufgebaut werden kann, wenden Sie sich an einen Mitarbeiter mit <text:s/><text:span text:style-name="T2">A</text:span>dmin<text:span text:style-name="T2">istrator</text:span>rechten. <text:span text:style-name="T2">Wahrscheinlich wurde das Programm auf dem Server noch nicht gestartet.</text:span></text:p>
      <text:p text:style-name="P2"/>
      <text:p text:style-name="P4">Hauptansicht:</text:p>
      <text:p text:style-name="P4"/>
      <text:p text:style-name="P8">In der Hauptansicht sind alle aktuellen Vorgänge aufgelistet. Die wichtigsten Informationen zu einem Projekt sind in dieser Liste einsehbar und die Interaktionen mit einem Projekt sind mit den Knöpfen in der Liste steuerbar.</text:p>
      <text:p text:style-name="P8"/>
      <text:p text:style-name="P6">Weitere Informationen zu den Spalten:</text:p>
      <text:p text:style-name="P6"/>
      <text:p text:style-name="P6">Datum</text:p>
      <text:p text:style-name="P10">Hier steht das Datum, zu dem der Vorgang erstellt wurde.</text:p>
      <text:p text:style-name="P10"/>
      <text:p text:style-name="P6">Kunde</text:p>
      <text:p text:style-name="P6"><text:span text:style-name="T4">Hier steht der auftraggebende Kunde. Durch Doppelclick wird der Kundenordner geöffnet.</text:span></text:p>
      <text:p text:style-name="P6"><text:span text:style-name="T4"/></text:p>
      <text:p text:style-name="P6">Projekt</text:p>
      <text:p text:style-name="P6"><text:span text:style-name="T4">Dies ist der Name des Projektes.</text:span></text:p>
      <text:p text:style-name="P6"><text:span text:style-name="T4"/></text:p>
      <text:p text:style-name="P6">Link</text:p>
      <text:p text:style-name="P6"><text:span text:style-name="T4">Durch diesen Button kommen Sie in den Projektordner,</text:span></text:p>
      <text:p text:style-name="P6"><text:span text:style-name="T4"/></text:p>
      <text:p text:style-name="P6"><text:span text:style-name="T4"/></text:p>
      <text:p text:style-name="P7">Neuen Vorgang anlegen</text:p>
      <text:p text:style-name="P7"/>
      <text:p text:style-name="P7">Archiv aufrufen</text:p>
      <text:p text:style-name="P7"/>
      <text:p text:style-name="P7">Projekt weiterfüh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4:36:39.875000000</meta:creation-date>
    <dc:date>2016-03-17T17:32:42.704000000</dc:date>
    <meta:editing-duration>PT1H18M52S</meta:editing-duration>
    <meta:editing-cycles>3</meta:editing-cycles>
    <meta:generator>LibreOffice/4.1.4.2$Windows_x86 LibreOffice_project/0a0440ccc0227ad9829de5f46be37cfb6edcf72</meta:generator>
    <meta:document-statistic meta:table-count="0" meta:image-count="0" meta:object-count="0" meta:page-count="1" meta:paragraph-count="18" meta:word-count="171" meta:character-count="1205" meta:non-whitespace-character-count="1051"/>
  </office:meta>
</office:document-meta>
</file>